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7.0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2" office:value-type="string">
            <text:p>Emai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ason</text:p>
          </table:table-cell>
          <table:table-cell table:style-name="ce1" office:value-type="float" office:value="45453">
            <text:p>45453</text:p>
          </table:table-cell>
          <table:table-cell table:style-name="ce2" office:value-type="string">
            <text:p><text:a xlink:href="mailto:Jason@email" xlink:type="simple">Jason@email</text:a>.com.au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09:38:52</meta:creation-date>
    <meta:initial-creator>jason</meta:initial-creator>
    <dc:creator>jason </dc:creator>
    <dc:date>2014-08-07T15:11:10</dc:date>
    <meta:editing-cycles>2</meta:editing-cycles>
    <meta:editing-duration>PT4M43S</meta:editing-duration>
    <meta:generator>LibreOffice/3.5$Linux_X86_64 LibreOffice_project/350m1$Build-2</meta:generator>
    <meta:document-statistic meta:table-count="3" meta:cell-count="114" meta:object-count="0"/>
  </office:meta>
</office:document-meta>
</file>